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italic" fo:font-weight="normal" officeooo:rsid="0051df10" officeooo:paragraph-rsid="0051df10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51df10" officeooo:paragraph-rsid="0053a917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53a917" officeooo:paragraph-rsid="0053a917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572874" officeooo:paragraph-rsid="0057287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fo:font-weight="normal" officeooo:rsid="0057a7a0" officeooo:paragraph-rsid="0057a7a0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normal" officeooo:rsid="0057a7a0" officeooo:paragraph-rsid="005831c2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57a7a0" officeooo:paragraph-rsid="0058923b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57a7a0" officeooo:paragraph-rsid="00610745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57a7a0" officeooo:paragraph-rsid="005c4c39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51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52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3882f"/>
    </style:style>
    <style:style style:name="T25" style:family="text">
      <style:text-properties officeooo:rsid="00556e12"/>
    </style:style>
    <style:style style:name="T26" style:family="text">
      <style:text-properties officeooo:rsid="00572874"/>
    </style:style>
    <style:style style:name="T27" style:family="text">
      <style:text-properties officeooo:rsid="005831c2"/>
    </style:style>
    <style:style style:name="T28" style:family="text">
      <style:text-properties officeooo:rsid="0058923b"/>
    </style:style>
    <style:style style:name="T29" style:family="text">
      <style:text-properties officeooo:rsid="005c4c39"/>
    </style:style>
    <style:style style:name="T30" style:family="text">
      <style:text-properties officeooo:rsid="005db2d5"/>
    </style:style>
    <style:style style:name="T31" style:family="text">
      <style:text-properties officeooo:rsid="00610745"/>
    </style:style>
    <style:style style:name="T32" style:family="text">
      <style:text-properties officeooo:rsid="0065f704"/>
    </style:style>
    <style:style style:name="T33" style:family="text">
      <style:text-properties officeooo:rsid="006de961"/>
    </style:style>
    <style:style style:name="T34" style:family="text">
      <style:text-properties officeooo:rsid="006df826"/>
    </style:style>
    <style:style style:name="T35" style:family="text">
      <style:text-properties officeooo:rsid="006f61da"/>
    </style:style>
    <style:style style:name="T36" style:family="text">
      <style:text-properties officeooo:rsid="007158b2"/>
    </style:style>
    <style:style style:name="T37" style:family="text">
      <style:text-properties officeooo:rsid="0072d2a3"/>
    </style:style>
    <style:style style:name="T38" style:family="text">
      <style:text-properties officeooo:rsid="00732b02"/>
    </style:style>
    <style:style style:name="T39" style:family="text">
      <style:text-properties officeooo:rsid="0073cf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29"/>
      <text:p text:style-name="P8">1_first_project<text:tab/><text:tab/><text:span text:style-name="T23">10 examples</text:span></text:p>
      <text:p text:style-name="P29"/>
      <text:p text:style-name="P52">Example 1<text:tab/><text:span text:style-name="T26">Ramp with SW reset<text:tab/><text:tab/><text:tab/><text:tab/><text:tab/>Tested OK</text:span></text:p>
      <text:p text:style-name="P53">Example 1<text:span text:style-name="T32">A</text:span><text:tab/><text:span text:style-name="T26">Ramp with WDT generated reset<text:tab/><text:tab/><text:tab/>Tested OK</text:span></text:p>
      <text:p text:style-name="P54">Example 2<text:tab/><text:span text:style-name="T26">Back and forth with WDT<text:tab/><text:tab/><text:tab/><text:tab/>Tested OK</text:span></text:p>
      <text:p text:style-name="P55">Example 3<text:tab/><text:span text:style-name="T26">Chase<text:tab/>(spurious wdr(); removed)<text:tab/><text:tab/><text:tab/>Tested OK</text:span></text:p>
      <text:p text:style-name="P56">Example 4<text:tab/><text:span text:style-name="T26">Single ellipse<text:tab/>(spurious wdr(); removed)<text:tab/><text:tab/>Tested OK</text:span></text:p>
      <text:p text:style-name="P56">Example 5<text:tab/><text:span text:style-name="T26">Double ellipse<text:tab/> (spurious wdr(); removed)<text:tab/><text:tab/>Tested OK</text:span></text:p>
      <text:p text:style-name="P57">Example 6<text:tab/><text:span text:style-name="T25">Upper/lower see saws<text:tab/><text:tab/><text:tab/><text:tab/><text:tab/>Tested OK</text:span></text:p>
      <text:p text:style-name="P58">Example 7<text:tab/><text:span text:style-name="T26">Moving top<text:tab/></text:span><text:tab/><text:tab/><text:tab/><text:tab/><text:tab/><text:span text:style-name="T33">Tested OK</text:span></text:p>
      <text:p text:style-name="P58">Example 7<text:span text:style-name="T34">A</text:span><text:tab/><text:span text:style-name="T26">Moving top (with reset on sw3)<text:tab/><text:tab/><text:tab/>Tested OK</text:span></text:p>
      <text:p text:style-name="P59">Example 8<text:tab/>Leds leapfrog<text:tab/><text:span text:style-name="T34">WDT added</text:span><text:tab/><text:tab/><text:tab/><text:tab/><text:span text:style-name="T34">Tested </text:span>OK</text:p>
      <text:p text:style-name="P60">Example 9<text:tab/>LEDS light up in random order <text:span text:style-name="T36">(with reset)</text:span><text:tab/><text:tab/><text:span text:style-name="T35">Tested </text:span>OK</text:p>
      <text:p text:style-name="P61">Example 10<text:tab/>Default program <text:span text:style-name="T37">with WDT</text:span><text:tab/><text:tab/><text:tab/><text:tab/><text:span text:style-name="T37">Tested </text:span>OK</text:p>
      <text:p text:style-name="P8"/>
      <text:p text:style-name="P62">Tested with setup_HW_extra<text:tab/></text:p>
      <text:p text:style-name="P63">Example_1<text:tab/><text:tab/>Modes 0 – 4 tested OK<text:tab/><text:span text:style-name="T39">Saved as Example_1E</text:span></text:p>
      <text:p text:style-name="P8"/>
      <text:p text:style-name="P41">ALL OK but sometimes come to a standstill. <text:s/><text:span text:style-name="T24">WDT implemented on some projects.</text:span></text:p>
      <text:p text:style-name="P41">Diagnostic modes checked</text:p>
      <text:p text:style-name="P41">PRN generators updated (only write to EEPROM once every 45 secs)</text:p>
      <text:p text:style-name="P41">Intensity mode OK </text:p>
      <text:p text:style-name="P43">Example 1<text:tab/><text:span text:style-name="T26">Ramp<text:tab/><text:tab/><text:tab/><text:tab/><text:tab/><text:tab/>OK</text:span></text:p>
      <text:p text:style-name="P43">Example 2<text:tab/><text:span text:style-name="T26">Back and forth<text:tab/><text:tab/><text:tab/><text:tab/>OK</text:span></text:p>
      <text:p text:style-name="P43">Example 3<text:tab/><text:span text:style-name="T26">Chase<text:tab/><text:tab/><text:tab/><text:tab/><text:tab/><text:tab/>OK</text:span></text:p>
      <text:p text:style-name="P43">Example 4<text:tab/><text:span text:style-name="T26">Single ellipse<text:tab/><text:tab/><text:tab/><text:tab/><text:tab/>OK</text:span></text:p>
      <text:p text:style-name="P43">Example 5<text:tab/><text:span text:style-name="T26">Double ellipse<text:tab/><text:tab/><text:tab/><text:tab/><text:tab/>OK</text:span></text:p>
      <text:p text:style-name="P43">Example 6<text:tab/><text:span text:style-name="T25">Upper/lower see saws<text:tab/><text:tab/><text:tab/><text:tab/>OK</text:span></text:p>
      <text:p text:style-name="P43">Example 7<text:tab/><text:span text:style-name="T26">Moving top<text:tab/></text:span><text:tab/><text:tab/><text:tab/><text:tab/><text:span text:style-name="T25">OK</text:span></text:p>
      <text:p text:style-name="P43">Example 8<text:tab/>Leds leapfrog<text:tab/><text:tab/><text:tab/><text:tab/><text:tab/>OK</text:p>
      <text:p text:style-name="P43">Example 9<text:tab/>LEDS light up in random order<text:tab/><text:tab/>OK</text:p>
      <text:p text:style-name="P43">Example 10<text:tab/>Default program<text:tab/><text:tab/><text:tab/><text:tab/>OK</text:p>
      <text:p text:style-name="P42"/>
      <text:p text:style-name="P42"/>
      <text:p text:style-name="P44">Tested with setup_HW_extra<text:tab/><text:tab/></text:p>
      <text:p text:style-name="P45">Example_1<text:tab/><text:tab/>Modes 0 – 4 tested OK</text:p>
      <text:p text:style-name="P46">Example_<text:span text:style-name="T27">4</text:span><text:tab/><text:tab/>Modes 0 – 4 tested OK</text:p>
      <text:p text:style-name="P46"><text:soft-page-break/>Example_<text:span text:style-name="T27">7</text:span><text:tab/><text:tab/>Modes 0 – 4 tested OK</text:p>
      <text:p text:style-name="P47">Example_<text:span text:style-name="T28">9</text:span><text:tab/><text:tab/>Modes 0 – 4 tested OK <text:s/><text:span text:style-name="T28">Default program left running with wdr(); operating</text:span></text:p>
      <text:p text:style-name="P47"/>
      <text:p text:style-name="P47"/>
      <text:p text:style-name="P48">Example_<text:span text:style-name="T31">2, 8 and 10 and default application:</text:span></text:p>
      <text:p text:style-name="P48"><text:tab/>wdt_enable(WDTO_30MS); <text:span text:style-name="T31">used to prevent Atmega 168 crashes</text:span></text:p>
      <text:p text:style-name="P47"/>
      <text:p text:style-name="P47"/>
      <text:p text:style-name="P49">Example_<text:span text:style-name="T29">8</text:span><text:tab/><text:tab/><text:span text:style-name="T30">WDT and 2 x while(switch_3_down); used to generate a 168 res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8T12:11:12.682000000</dc:date>
    <meta:editing-duration>PT15H56M14S</meta:editing-duration>
    <meta:editing-cycles>55</meta:editing-cycles>
    <meta:document-statistic meta:table-count="0" meta:image-count="0" meta:object-count="0" meta:page-count="4" meta:paragraph-count="119" meta:word-count="792" meta:character-count="5326" meta:non-whitespace-character-count="4497"/>
  </office:meta>
</office:document-meta>
</file>